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13.053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12.67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e 01</text:p>
          </table:table-cell>
          <table:covered-table-cell table:style-name="ce6"/>
          <table:table-cell table:style-name="ce9" office:value-type="string" calcext:value-type="string">
            <text:p>Dados da máquina</text:p>
          </table:table-cell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 table:number-columns-spanned="2" table:number-rows-spanned="1">
            <text:p>Teste no PC do IFC</text:p>
          </table:table-cell>
          <table:covered-table-cell table:style-name="ce7"/>
          <table:table-cell table:style-name="ce10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 table:number-columns-spanned="2" table:number-rows-spanned="1">
            <text:p>python- rota listar</text:p>
          </table:table-cell>
          <table:covered-table-cell table:style-name="ce7"/>
          <table:table-cell table:style-name="ce10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.662" calcext:value-type="float">
            <text:p>4,662</text:p>
          </table:table-cell>
          <table:table-cell table:style-name="ce7" office:value-type="string" calcext:value-type="string">
            <text:p>1º teste</text:p>
          </table:table-cell>
          <table:table-cell table:style-name="ce10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.677" calcext:value-type="float">
            <text:p>4,677</text:p>
          </table:table-cell>
          <table:table-cell table:style-name="ce7" office:value-type="string" calcext:value-type="string">
            <text:p>2º teste</text:p>
          </table:table-cell>
          <table:table-cell table:style-name="ce10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.669" calcext:value-type="float">
            <text:p>4,669</text:p>
          </table:table-cell>
          <table:table-cell table:style-name="ce7" office:value-type="string" calcext:value-type="string">
            <text:p>3º teste</text:p>
          </table:table-cell>
          <table:table-cell table:style-name="ce10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table:formula="of:=AVERAGE([.A4:.A6])" office:value-type="float" office:value="4.66933333333333" calcext:value-type="float">
            <text:p>4,66933333333333</text:p>
          </table:table-cell>
          <table:table-cell table:style-name="ce7" office:value-type="string" calcext:value-type="string">
            <text:p>média</text:p>
          </table:table-cell>
          <table:table-cell table:style-name="ce10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table:formula="of:=STDEV([.A4:.A6])" office:value-type="float" office:value="0.00750555349946496" calcext:value-type="float">
            <text:p>0,007505553499465</text:p>
          </table:table-cell>
          <table:table-cell table:style-name="ce7" office:value-type="string" calcext:value-type="string">
            <text:p>desvio padrão</text:p>
          </table:table-cell>
          <table:table-cell table:style-name="ce10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php- rota listar</text:p>
          </table:table-cell>
          <table:covered-table-cell table:style-name="ce7"/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0.881" calcext:value-type="float">
            <text:p>0,881</text:p>
          </table:table-cell>
          <table:table-cell table:style-name="ce7" office:value-type="string" calcext:value-type="string">
            <text:p>1º teste</text:p>
          </table:table-cell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0.883" calcext:value-type="float">
            <text:p>0,883</text:p>
          </table:table-cell>
          <table:table-cell table:style-name="ce7" office:value-type="string" calcext:value-type="string">
            <text:p>2º teste</text:p>
          </table:table-cell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0.847" calcext:value-type="float">
            <text:p>0,847</text:p>
          </table:table-cell>
          <table:table-cell table:style-name="ce7" office:value-type="string" calcext:value-type="string">
            <text:p>3º teste</text:p>
          </table:table-cell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 table:formula="of:=AVERAGE([.A12:.A14])" office:value-type="float" office:value="0.870333333333333" calcext:value-type="float">
            <text:p>0,870333333333333</text:p>
          </table:table-cell>
          <table:table-cell table:style-name="ce7" office:value-type="string" calcext:value-type="string">
            <text:p>média</text:p>
          </table:table-cell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4" table:formula="of:=STDEV([.A12:.A14])" office:value-type="float" office:value="0.0202319878739914" calcext:value-type="float">
            <text:p>0,020231987873991</text:p>
          </table:table-cell>
          <table:table-cell table:style-name="ce8" office:value-type="string" calcext:value-type="string">
            <text:p>desvio padrão</text:p>
          </table:table-cell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5" table:number-columns-repeated="2"/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5" table:number-columns-repeated="2"/>
          <table:table-cell table:style-name="ce12"/>
          <table:table-cell table:style-name="Default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Teste 02</text:p>
          </table:table-cell>
          <table:covered-table-cell table:style-name="ce6"/>
          <table:table-cell table:style-name="ce9" office:value-type="string" calcext:value-type="string">
            <text:p>Dados da máquina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Teste no notebook da Alice</text:p>
          </table:table-cell>
          <table:covered-table-cell table:style-name="ce7"/>
          <table:table-cell table:style-name="ce10" office:value-type="string" calcext:value-type="string">
            <text:p>Nome do dispositivo LAPTOP-ALICE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python- rota listar</text:p>
          </table:table-cell>
          <table:covered-table-cell table:style-name="ce7"/>
          <table:table-cell table:style-name="ce10" office:value-type="string" calcext:value-type="string">
            <text:p>Processador Intel(R) Core(TM) i5-10210U CPU @ 1.60GHz <text:s text:c="2"/>2.11 GHz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office:value-type="float" office:value="4.363" calcext:value-type="float">
            <text:p>4,363</text:p>
          </table:table-cell>
          <table:table-cell table:style-name="ce7" office:value-type="string" calcext:value-type="string">
            <text:p>1º teste</text:p>
          </table:table-cell>
          <table:table-cell table:style-name="ce10" office:value-type="string" calcext:value-type="string">
            <text:p>RAM instalada 8,00 GB (utilizável: 7,83 GB)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office:value-type="float" office:value="4.327" calcext:value-type="float">
            <text:p>4,327</text:p>
          </table:table-cell>
          <table:table-cell table:style-name="ce7" office:value-type="string" calcext:value-type="string">
            <text:p>2º teste</text:p>
          </table:table-cell>
          <table:table-cell table:style-name="ce10" office:value-type="string" calcext:value-type="string">
            <text:p>Tipo de sistema Sistema operacional de 64 bits, processador baseado em x64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office:value-type="float" office:value="4.349" calcext:value-type="float">
            <text:p>4,349</text:p>
          </table:table-cell>
          <table:table-cell table:style-name="ce7" office:value-type="string" calcext:value-type="string">
            <text:p>3º teste</text:p>
          </table:table-cell>
          <table:table-cell table:style-name="ce10" office:value-type="string" calcext:value-type="string">
            <text:p>ID do dispositivo AAC614F1-5256-471C-892E-B3E00AC33B78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table:formula="of:=AVERAGE([.A22:.A24])" office:value-type="float" office:value="4.34633333333333" calcext:value-type="float">
            <text:p>4,34633333333333</text:p>
          </table:table-cell>
          <table:table-cell table:style-name="ce7" office:value-type="string" calcext:value-type="string">
            <text:p>média</text:p>
          </table:table-cell>
          <table:table-cell table:style-name="ce10" office:value-type="string" calcext:value-type="string">
            <text:p>Edição Windows 11 Home Single Language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table:formula="of:=STDEV([.A22:.A24])" office:value-type="float" office:value="0.0181475434517548" calcext:value-type="float">
            <text:p>0,018147543451755</text:p>
          </table:table-cell>
          <table:table-cell table:style-name="ce7" office:value-type="string" calcext:value-type="string">
            <text:p>desvio padrão</text:p>
          </table:table-cell>
          <table:table-cell table:style-name="ce10" office:value-type="string" calcext:value-type="string">
            <text:p>Versão 21H2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/>
          <table:table-cell table:style-name="ce7"/>
          <table:table-cell table:style-name="ce10" office:value-type="string" calcext:value-type="string">
            <text:p>Instalado em ‎28/‎12/‎2021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/>
          <table:table-cell table:style-name="ce7"/>
          <table:table-cell table:style-name="ce10" office:value-type="string" calcext:value-type="string">
            <text:p>Compilação do SO 22000.1219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hp- rota listar</text:p>
          </table:table-cell>
          <table:covered-table-cell table:style-name="ce7"/>
          <table:table-cell table:style-name="ce11" office:value-type="string" calcext:value-type="string">
            <text:p>Experiência Pacote de Experiência de Recursos do Windows 1000.22000.1219.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48" calcext:value-type="float">
            <text:p>0,448</text:p>
          </table:table-cell>
          <table:table-cell table:style-name="ce7" office:value-type="string" calcext:value-type="string">
            <text:p>1º test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75" calcext:value-type="float">
            <text:p>0,475</text:p>
          </table:table-cell>
          <table:table-cell table:style-name="ce7" office:value-type="string" calcext:value-type="string">
            <text:p>2º test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73" calcext:value-type="float">
            <text:p>0,473</text:p>
          </table:table-cell>
          <table:table-cell table:style-name="ce7" office:value-type="string" calcext:value-type="string">
            <text:p>3º test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table:formula="of:=AVERAGE([.A30:.A32])" office:value-type="float" office:value="0.465333333333333" calcext:value-type="float">
            <text:p>0,465333333333333</text:p>
          </table:table-cell>
          <table:table-cell table:style-name="ce7" office:value-type="string" calcext:value-type="string">
            <text:p>média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table:formula="of:=STDEV([.A30:.A32])" office:value-type="float" office:value="0.0150443787951957" calcext:value-type="float">
            <text:p>0,015044378795196</text:p>
          </table:table-cell>
          <table:table-cell table:style-name="ce8" office:value-type="string" calcext:value-type="string">
            <text:p>desvio padrão</text:p>
          </table:table-cell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style-name="ce5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Teste 03</text:p>
          </table:table-cell>
          <table:covered-table-cell table:style-name="ce6"/>
          <table:table-cell table:style-name="ce9" office:value-type="string" calcext:value-type="string">
            <text:p>Dados da máquina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Teste no notebook do Lemuel</text:p>
          </table:table-cell>
          <table:covered-table-cell table:style-name="ce7"/>
          <table:table-cell table:style-name="ce10" office:value-type="string" calcext:value-type="string">
            <text:p>Nome do dispositivo manske-lap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ython- rota listar</text:p>
          </table:table-cell>
          <table:covered-table-cell table:style-name="ce7"/>
          <table:table-cell table:style-name="ce10" office:value-type="string" calcext:value-type="string">
            <text:p>Processador 11th Gen Intel(R) Core(TM) i5-1135G7 @ 2.40GHz <text:s text:c="2"/>2.42 GHz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1º teste</text:p>
          </table:table-cell>
          <table:table-cell table:style-name="ce10" office:value-type="string" calcext:value-type="string">
            <text:p>RAM instalada 8,00 GB (utilizável: 7,80 G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2º teste</text:p>
          </table:table-cell>
          <table:table-cell table:style-name="ce10" office:value-type="string" calcext:value-type="string">
            <text:p>Tipo de sistema Sistema operacional de 64 bits, processador baseado em x64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3º teste</text:p>
          </table:table-cell>
          <table:table-cell table:style-name="ce10" office:value-type="string" calcext:value-type="string">
            <text:p>ID do dispositivo 043B624A-DCF4-46FA-B924-6616FEE8C038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média</text:p>
          </table:table-cell>
          <table:table-cell table:style-name="ce10" office:value-type="string" calcext:value-type="string">
            <text:p>Edição Windows 11 Home Single Languag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desvio padrão</text:p>
          </table:table-cell>
          <table:table-cell table:style-name="ce10" office:value-type="string" calcext:value-type="string">
            <text:p>Versão 22H2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/>
          <table:table-cell table:style-name="ce10" office:value-type="string" calcext:value-type="string">
            <text:p>Instalado em ‎18/‎10/‎2022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/>
          <table:table-cell table:style-name="ce10" office:value-type="string" calcext:value-type="string">
            <text:p>Compilação do SO 22621.819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hp- rota listar</text:p>
          </table:table-cell>
          <table:covered-table-cell table:style-name="ce7"/>
          <table:table-cell table:style-name="ce10" office:value-type="string" calcext:value-type="string">
            <text:p>Número de série PE07F1EV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1º teste</text:p>
          </table:table-cell>
          <table:table-cell table:style-name="ce11" office:value-type="string" calcext:value-type="string">
            <text:p>Experiência Windows Feature Experience Pack 1000.22636.1000.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7" office:value-type="string" calcext:value-type="string">
            <text:p>2º teste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7" office:value-type="string" calcext:value-type="string">
            <text:p>3º teste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7" office:value-type="string" calcext:value-type="string">
            <text:p>média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8" office:value-type="string" calcext:value-type="string">
            <text:p>desvio padrão</text:p>
          </table:table-cell>
          <table:table-cell table:number-columns-repeated="11"/>
        </table:table-row>
        <table:table-row table:style-name="ro1" table:number-rows-repeated="33">
          <table:table-cell table:style-name="ce5" table:number-columns-repeated="2"/>
          <table:table-cell table:number-columns-repeated="11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1:33:34.003182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08:54:44.476657454</meta:creation-date>
    <dc:date>2022-12-06T02:37:41.192466964</dc:date>
    <meta:editing-duration>PT50M48S</meta:editing-duration>
    <meta:editing-cycles>12</meta:editing-cycles>
    <meta:generator>LibreOffice/6.4.7.2$Linux_X86_64 LibreOffice_project/40$Build-2</meta:generator>
    <meta:document-statistic meta:table-count="1" meta:cell-count="86" meta:object-count="0"/>
  </office:meta>
</office:document-meta>
</file>